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1.1375in" style:rel-column-width="11467*"/>
    </style:style>
    <style:style style:name="Table3.B" style:family="table-column">
      <style:table-column-properties style:column-width="0.5632in" style:rel-column-width="5678*"/>
    </style:style>
    <style:style style:name="Table3.C" style:family="table-column">
      <style:table-column-properties style:column-width="0.5438in" style:rel-column-width="5480*"/>
    </style:style>
    <style:style style:name="Table3.D" style:family="table-column">
      <style:table-column-properties style:column-width="0.5604in" style:rel-column-width="5651*"/>
    </style:style>
    <style:style style:name="Table3.E" style:family="table-column">
      <style:table-column-properties style:column-width="0.9264in" style:rel-column-width="9338*"/>
    </style:style>
    <style:style style:name="Table3.F" style:family="table-column">
      <style:table-column-properties style:column-width="1.1667in" style:rel-column-width="11763*"/>
    </style:style>
    <style:style style:name="Table3.G" style:family="table-column">
      <style:table-column-properties style:column-width="1.6028in" style:rel-column-width="1615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1.2118in" style:rel-column-width="11467*"/>
    </style:style>
    <style:style style:name="Table4.B" style:family="table-column">
      <style:table-column-properties style:column-width="0.6in" style:rel-column-width="5678*"/>
    </style:style>
    <style:style style:name="Table4.C" style:family="table-column">
      <style:table-column-properties style:column-width="0.5792in" style:rel-column-width="5480*"/>
    </style:style>
    <style:style style:name="Table4.D" style:family="table-column">
      <style:table-column-properties style:column-width="0.5972in" style:rel-column-width="5651*"/>
    </style:style>
    <style:style style:name="Table4.E" style:family="table-column">
      <style:table-column-properties style:column-width="0.9868in" style:rel-column-width="9338*"/>
    </style:style>
    <style:style style:name="Table4.F" style:family="table-column">
      <style:table-column-properties style:column-width="1.2431in" style:rel-column-width="11763*"/>
    </style:style>
    <style:style style:name="Table4.G" style:family="table-column">
      <style:table-column-properties style:column-width="1.7076in" style:rel-column-width="1615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>
      <style:paragraph-properties style:writing-mode="lr-tb"/>
    </style:style>
    <style:style style:name="P2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426852064" text:id="ct426852064">
          <text:deletion>
            <office:change-info>
              <dc:creator>Bob Jacobsen</dc:creator>
              <dc:date>2010-10-10T10:46:00</dc:date>
            </office:change-info>
            <text:h text:style-name="P1" text:outline-level="1">Title</text:h>
          </text:deletion>
        </text:changed-region>
        <text:changed-region xml:id="ct312276480" text:id="ct312276480">
          <text:insertion>
            <office:change-info>
              <dc:creator>Bob Jacobsen</dc:creator>
              <dc:date>2010-10-10T10:46:00</dc:date>
            </office:change-info>
          </text:insertion>
        </text:changed-region>
        <text:changed-region xml:id="ct339367312" text:id="ct3393673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48090736" text:id="ct348090736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xml:id="ct418625056" text:id="ct418625056">
          <text:insertion>
            <office:change-info>
              <dc:creator>Bob Jacobsen</dc:creator>
              <dc:date>2010-10-10T19:35:00</dc:date>
            </office:change-info>
          </text:insertion>
        </text:changed-region>
        <text:changed-region xml:id="ct429097008" text:id="ct42909700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18639744" text:id="ct41863974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48109584" text:id="ct34810958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18513168" text:id="ct41851316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29361728" text:id="ct42936172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18401616" text:id="ct41840161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16113952" text:id="ct31611395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19324112" text:id="ct4193241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76306928" text:id="ct476306928">
          <text:insertion>
            <office:change-info>
              <dc:creator>Bob Jacobsen</dc:creator>
              <dc:date>2012-05-27T01:12:00</dc:date>
            </office:change-info>
          </text:insertion>
        </text:changed-region>
        <text:changed-region xml:id="ct316082656" text:id="ct31608265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38719584" text:id="ct33871958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19386048" text:id="ct41938604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532489792" text:id="ct53248979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76295312" text:id="ct476295312">
          <text:insertion>
            <office:change-info>
              <dc:creator>Bob Jacobsen</dc:creator>
              <dc:date>2012-05-27T01:13:00</dc:date>
            </office:change-info>
          </text:insertion>
        </text:changed-region>
        <text:changed-region xml:id="ct343364096" text:id="ct343364096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429153648" text:id="ct42915364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48022496" text:id="ct34802249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29043904" text:id="ct42904390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28996736" text:id="ct428996736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xml:id="ct315745568" text:id="ct31574556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347827328" text:id="ct347827328">
          <text:insertion>
            <office:change-info>
              <dc:creator>Bob Jacobsen</dc:creator>
              <dc:date>2010-10-10T19:37:00</dc:date>
            </office:change-info>
          </text:insertion>
        </text:changed-region>
        <text:changed-region xml:id="ct419138672" text:id="ct419138672">
          <text:insertion>
            <office:change-info>
              <dc:creator>Bob Jacobsen</dc:creator>
              <dc:date>2011-05-31T00:09:00</dc:date>
            </office:change-info>
          </text:insertion>
        </text:changed-region>
        <text:changed-region xml:id="ct543221520" text:id="ct543221520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338856288" text:id="ct338856288">
          <text:insertion>
            <office:change-info>
              <dc:creator>Bob Jacobsen</dc:creator>
              <dc:date>2011-05-31T00:11:00</dc:date>
            </office:change-info>
          </text:insertion>
        </text:changed-region>
        <text:changed-region xml:id="ct345855216" text:id="ct345855216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429895408" text:id="ct429895408">
          <text:insertion>
            <office:change-info>
              <dc:creator>Bob Jacobsen</dc:creator>
              <dc:date>2012-02-21T22:41:00</dc:date>
            </office:change-info>
          </text:insertion>
        </text:changed-region>
        <text:changed-region xml:id="ct429709552" text:id="ct429709552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xml:id="ct347113520" text:id="ct347113520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348094256" text:id="ct348094256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xml:id="ct347974736" text:id="ct347974736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xml:id="ct411872480" text:id="ct411872480">
          <text:insertion>
            <office:change-info>
              <dc:creator>Bob Jacobsen</dc:creator>
              <dc:date>2012-05-27T01:12:00</dc:date>
            </office:change-info>
          </text:insertion>
        </text:changed-region>
        <text:changed-region xml:id="ct419164384" text:id="ct41916438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27063120" text:id="ct42706312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27512144" text:id="ct42751214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xml:id="ct400037712" text:id="ct400037712">
          <text:deletion>
            <office:change-info>
              <dc:creator>Bob Jacobsen</dc:creator>
              <dc:date>2010-10-10T10:49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2120446153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426852064"/><text:change-start text:change-id="ct312276480"/>Introduction<text:change-end text:change-id="ct312276480"/><text:change-start text:change-id="ct339367312"/> (Informative)</text:h>
      <text:p text:style-name="Standard">OpenLCB defines various optional protocols. If another node attempts to use a protocol that the target node doesn't implement, there are well-defined rules for how the target node will either signal an error or ignore the request.</text:p>
      <text:p text:style-name="Standard">For some uses, it's convenient to be able to tell whether a node implements a protocol before attempting to use it. <text:s/>This protocol defines a method for doing that.</text:p>
      <text:h text:style-name="Heading_20_1" text:outline-level="1">Intended Use (Informative)</text:h>
      <text:p text:style-name="Standard">This Standard defines an optional protocol. OpenLCB nodes may, but are not required to, implement it.</text:p>
      <text:h text:style-name="Heading_20_1" text:outline-level="1">References and Context (Normative)</text:h>
      <text:p text:style-name="Standard">This Standard defines message transfers that must be done via the mechanisms defined in the OpenLCB standards for message networking:</text:p>
      <text:list xml:id="list1317621546" text:style-name="L2">
        <text:list-item>
          <text:p text:style-name="P22">OpenLCB-CAN Message Network Standard</text:p>
        </text:list-item>
        <text:list-item>
          <text:p text:style-name="P22">OpenLCB-TCP Message Network Standard</text:p>
        </text:list-item>
      </text:list>
      <text:p text:style-name="Standard">For more information on format and presentation, see: </text:p>
      <text:list xml:id="list884205798" text:style-name="L3">
        <text:list-item>
          <text:p text:style-name="P23">OpenLCB Common Information Technical Note</text:p>
        </text:list-item>
      </text:list>
      <text:h text:style-name="Heading_20_1" text:outline-level="1">Messages (Normative)</text:h>
      <text:h text:style-name="Heading_20_2" text:outline-level="2">Protocol Support Inquiry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5">Name</text:p>
          </table:table-cell>
          <table:table-cell table:style-name="Table3.A1" office:value-type="string">
            <text:p text:style-name="P25">Dest ID</text:p>
          </table:table-cell>
          <table:table-cell table:style-name="Table3.A1" office:value-type="string">
            <text:p text:style-name="P25">Event ID</text:p>
          </table:table-cell>
          <table:table-cell table:style-name="Table3.A1" office:value-type="string">
            <text:p text:style-name="P25">Simple Node </text:p>
          </table:table-cell>
          <table:table-cell table:style-name="Table3.A1" office:value-type="string">
            <text:p text:style-name="P25">Common</text:p>
            <text:p text:style-name="P25">MTI</text:p>
          </table:table-cell>
          <table:table-cell table:style-name="Table3.A1" office:value-type="string">
            <text:p text:style-name="P25">CAN format</text:p>
          </table:table-cell>
          <table:table-cell table:style-name="Table3.G1" office:value-type="string">
            <text:p text:style-name="P25">Data Content</text:p>
          </table:table-cell>
        </table:table-row>
        <table:table-row>
          <table:table-cell table:style-name="Table3.A2" office:value-type="string">
            <text:p text:style-name="P12">Protocol Support Inquiry</text:p>
          </table:table-cell>
          <table:table-cell table:style-name="Table3.A2" office:value-type="string">
            <text:p text:style-name="P12">Y</text:p>
          </table:table-cell>
          <table:table-cell table:style-name="Table3.A2" office:value-type="string">
            <text:p text:style-name="P12">N</text:p>
          </table:table-cell>
          <table:table-cell table:style-name="Table3.A2" office:value-type="string">
            <text:p text:style-name="P12">N</text:p>
          </table:table-cell>
          <table:table-cell table:style-name="Table3.A2" office:value-type="string">
            <text:p text:style-name="P12">0x32E0</text:p>
          </table:table-cell>
          <table:table-cell table:style-name="Table3.A2" office:value-type="string">
            <text:p text:style-name="P12">0x1Edd,dsss 2E</text:p>
          </table:table-cell>
          <table:table-cell table:style-name="Table3.G2" office:value-type="string">
            <text:p text:style-name="P12">(none)</text:p>
          </table:table-cell>
        </table:table-row>
      </table:table>
      <text:p text:style-name="Standard"/>
      <text:p text:style-name="Standard"/>
      <text:h text:style-name="Heading_20_2" text:outline-level="2"><text:bookmark text:name="psr"/><text:soft-page-break/>Protocol Support Reply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25">Name</text:p>
          </table:table-cell>
          <table:table-cell table:style-name="Table4.A1" office:value-type="string">
            <text:p text:style-name="P25">Dest ID</text:p>
          </table:table-cell>
          <table:table-cell table:style-name="Table4.A1" office:value-type="string">
            <text:p text:style-name="P25">Event ID</text:p>
          </table:table-cell>
          <table:table-cell table:style-name="Table4.A1" office:value-type="string">
            <text:p text:style-name="P25">Simple Node </text:p>
          </table:table-cell>
          <table:table-cell table:style-name="Table4.A1" office:value-type="string">
            <text:p text:style-name="P25">Common</text:p>
            <text:p text:style-name="P25">MTI</text:p>
          </table:table-cell>
          <table:table-cell table:style-name="Table4.A1" office:value-type="string">
            <text:p text:style-name="P25">CAN format</text:p>
          </table:table-cell>
          <table:table-cell table:style-name="Table4.G1" office:value-type="string">
            <text:p text:style-name="P25">Data Content</text:p>
          </table:table-cell>
        </table:table-row>
        <table:table-row>
          <table:table-cell table:style-name="Table4.A2" office:value-type="string">
            <text:p text:style-name="P12">Protocol Support Reply</text:p>
          </table:table-cell>
          <table:table-cell table:style-name="Table4.A2" office:value-type="string">
            <text:p text:style-name="P12">Y</text:p>
          </table:table-cell>
          <table:table-cell table:style-name="Table4.A2" office:value-type="string">
            <text:p text:style-name="P12">N</text:p>
          </table:table-cell>
          <table:table-cell table:style-name="Table4.A2" office:value-type="string">
            <text:p text:style-name="P12">N</text:p>
          </table:table-cell>
          <table:table-cell table:style-name="Table4.A2" office:value-type="string">
            <text:p text:style-name="P12">0x32F0</text:p>
          </table:table-cell>
          <table:table-cell table:style-name="Table4.A2" office:value-type="string">
            <text:p text:style-name="P12">0x1Edd,dsss 2F</text:p>
          </table:table-cell>
          <table:table-cell table:style-name="Table4.G2" office:value-type="string">
            <text:p text:style-name="P11">Six bytes identifying the supported OpenLCB protocols; see Section 6 below for coding.</text:p>
          </table:table-cell>
        </table:table-row>
      </table:table>
      <text:p text:style-name="Standard"/>
      <text:h text:style-name="Heading_20_1" text:outline-level="1">Interactions (Normative)</text:h>
      <text:p text:style-name="Standard">Upon receipt of a Protocol Support Request message addressed to it, a node implementing this protocol shall return a Protocol Support Reply with correct values in <text:span text:style-name="T6">the</text:span> data bytes.</text:p>
      <text:h text:style-name="Heading_20_1" text:outline-level="1">Protocol Identification Values (Normative)</text:h>
      <text:p text:style-name="Standard">A 1 bit in a position indicates that the corresponding protocol is supported by the sending node. A 0 bit in a position indicates that the corresponding protocol is not supported by the sending node.</text:p>
      <text:p text:style-name="Standard"><text:change-end text:change-id="ct339367312"/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3"><text:change-start text:change-id="ct348090736"/><text:s text:c="4"/><text:change-end text:change-id="ct348090736"/><text:change-start text:change-id="ct418625056"/>vv vv vv vv vv vv<text:change-end text:change-id="ct418625056"/></text:p>
          </table:table-cell>
          <table:table-cell table:style-name="Table2.B1" office:value-type="string">
            <text:p text:style-name="P13"><text:change-start text:change-id="ct429097008"/>Protocol<text:change-end text:change-id="ct429097008"/></text:p>
          </table:table-cell>
        </table:table-row>
        <table:table-row>
          <table:table-cell table:style-name="Table2.A2" office:value-type="string">
            <text:p text:style-name="P11"><text:change-start text:change-id="ct418639744"/>0x80 00 00 00 00 00<text:change-end text:change-id="ct418639744"/></text:p>
          </table:table-cell>
          <table:table-cell table:style-name="Table2.B2" office:value-type="string">
            <text:p text:style-name="P12"><text:change-start text:change-id="ct348109584"/>Protocol Identification Protocol<text:change-end text:change-id="ct348109584"/></text:p>
          </table:table-cell>
        </table:table-row>
        <table:table-row>
          <table:table-cell table:style-name="Table2.A2" office:value-type="string">
            <text:p text:style-name="P11"><text:change-start text:change-id="ct418513168"/>0x40 00 00 00 00 00<text:change-end text:change-id="ct418513168"/></text:p>
          </table:table-cell>
          <table:table-cell table:style-name="Table2.B2" office:value-type="string">
            <text:p text:style-name="P12"><text:change-start text:change-id="ct429361728"/>Datagram Protocol<text:change-end text:change-id="ct429361728"/></text:p>
          </table:table-cell>
        </table:table-row>
        <table:table-row>
          <table:table-cell table:style-name="Table2.A2" office:value-type="string">
            <text:p text:style-name="P11"><text:change-start text:change-id="ct418401616"/>0x20 00 00 00 00 00<text:change-end text:change-id="ct418401616"/></text:p>
          </table:table-cell>
          <table:table-cell table:style-name="Table2.B2" office:value-type="string">
            <text:p text:style-name="P12"><text:change-start text:change-id="ct316113952"/>Stream Protocol<text:change-end text:change-id="ct316113952"/></text:p>
          </table:table-cell>
        </table:table-row>
        <table:table-row>
          <table:table-cell table:style-name="Table2.A2" office:value-type="string">
            <text:p text:style-name="P11"><text:change-start text:change-id="ct419324112"/>0x10 00 00 00 00 00<text:change-end text:change-id="ct419324112"/></text:p>
          </table:table-cell>
          <table:table-cell table:style-name="Table2.B2" office:value-type="string">
            <text:p text:style-name="P12"><text:change-start text:change-id="ct476306928"/>Memory <text:change-end text:change-id="ct476306928"/><text:change-start text:change-id="ct316082656"/>Configuration Protocol<text:change-end text:change-id="ct316082656"/></text:p>
          </table:table-cell>
        </table:table-row>
        <table:table-row>
          <table:table-cell table:style-name="Table2.A2" office:value-type="string">
            <text:p text:style-name="P11"><text:change-start text:change-id="ct338719584"/>0x08 00 00 00 00 00<text:change-end text:change-id="ct338719584"/></text:p>
          </table:table-cell>
          <table:table-cell table:style-name="Table2.B2" office:value-type="string">
            <text:p text:style-name="P12"><text:change-start text:change-id="ct419386048"/>Reservation Protocol<text:change-end text:change-id="ct419386048"/></text:p>
          </table:table-cell>
        </table:table-row>
        <table:table-row>
          <table:table-cell table:style-name="Table2.A2" office:value-type="string">
            <text:p text:style-name="P11"><text:change-start text:change-id="ct532489792"/>0x04 00 00 00 00 00<text:change-end text:change-id="ct532489792"/></text:p>
          </table:table-cell>
          <table:table-cell table:style-name="Table2.B2" office:value-type="string">
            <text:p text:style-name="P12"><text:change-start text:change-id="ct476295312"/>Event Exchange (<text:change-end text:change-id="ct476295312"/><text:change-start text:change-id="ct343364096"/>Producer/Consumer) Protocol<text:change-end text:change-id="ct343364096"/></text:p>
          </table:table-cell>
        </table:table-row>
        <table:table-row>
          <table:table-cell table:style-name="Table2.A2" office:value-type="string">
            <text:p text:style-name="P11"><text:change-start text:change-id="ct429153648"/>0x02 00 00 00 00 00<text:change-end text:change-id="ct429153648"/></text:p>
          </table:table-cell>
          <table:table-cell table:style-name="Table2.B2" office:value-type="string">
            <text:p text:style-name="P12"><text:change-start text:change-id="ct348022496"/>Identification Protocol<text:change-end text:change-id="ct348022496"/></text:p>
          </table:table-cell>
        </table:table-row>
        <table:table-row>
          <table:table-cell table:style-name="Table2.A2" office:value-type="string">
            <text:p text:style-name="P11"><text:change-start text:change-id="ct429043904"/>0x01 00 00 00 00 00<text:change-end text:change-id="ct429043904"/></text:p>
          </table:table-cell>
          <table:table-cell table:style-name="Table2.B2" office:value-type="string">
            <text:p text:style-name="P12"><text:change-start text:change-id="ct428996736"/>Teaching/Learning Configuration Protocol<text:change-end text:change-id="ct428996736"/></text:p>
          </table:table-cell>
        </table:table-row>
        <table:table-row>
          <table:table-cell table:style-name="Table2.A2" office:value-type="string">
            <text:p text:style-name="P11"><text:change-start text:change-id="ct315745568"/>0x00 80 00 00 00 00<text:change-end text:change-id="ct315745568"/></text:p>
          </table:table-cell>
          <table:table-cell table:style-name="Table2.B2" office:value-type="string">
            <text:p text:style-name="P12"><text:change-start text:change-id="ct347827328"/>Remote Button Protocol<text:change-end text:change-id="ct347827328"/></text:p>
          </table:table-cell>
        </table:table-row>
        <table:table-row>
          <table:table-cell table:style-name="Table2.A2" office:value-type="string">
            <text:p text:style-name="P11"><text:change-start text:change-id="ct419138672"/>0x00 40 00 00 00 00<text:change-end text:change-id="ct419138672"/></text:p>
          </table:table-cell>
          <table:table-cell table:style-name="Table2.B2" office:value-type="string">
            <text:p text:style-name="P12"><text:change-start text:change-id="ct543221520"/>Abbreviated Default C<text:change-end text:change-id="ct543221520"/><text:change-start text:change-id="ct338856288"/>DI Protocol<text:change-end text:change-id="ct338856288"/></text:p>
          </table:table-cell>
        </table:table-row>
        <table:table-row>
          <table:table-cell table:style-name="Table2.A2" office:value-type="string">
            <text:p text:style-name="P11"><text:change-start text:change-id="ct345855216"/>0x00 20 00 00 00 00<text:change-end text:change-id="ct345855216"/></text:p>
          </table:table-cell>
          <table:table-cell table:style-name="Table2.B2" office:value-type="string">
            <text:p text:style-name="P12"><text:change-start text:change-id="ct429895408"/>Display Protocol<text:change-end text:change-id="ct429895408"/></text:p>
          </table:table-cell>
        </table:table-row>
        <table:table-row>
          <table:table-cell table:style-name="Table2.A2" office:value-type="string">
            <text:p text:style-name="P11"><text:change-start text:change-id="ct429709552"/>0x00 00 00 00 00 08</text:p>
            <text:p text:style-name="P11">0x00 00 00 00 00 04</text:p>
            <text:p text:style-name="P11">0x00 00 00 00 00 02</text:p>
            <text:p text:style-name="P11"><text:change-end text:change-id="ct429709552"/><text:change-start text:change-id="ct347113520"/>0x00 00 00 00 00 0<text:change-end text:change-id="ct347113520"/><text:change-start text:change-id="ct348094256"/>1<text:change-end text:change-id="ct348094256"/></text:p>
          </table:table-cell>
          <table:table-cell table:style-name="Table2.B2" office:value-type="string">
            <text:p text:style-name="P12"><text:change-start text:change-id="ct347974736"/>Reserved for expansion to a longer protocol bit vector<text:change-end text:change-id="ct347974736"/><text:change-start text:change-id="ct411872480"/>. Shall be sent as 0 and ignored upon receipt.<text:change-end text:change-id="ct411872480"/></text:p>
          </table:table-cell>
        </table:table-row>
        <table:table-row>
          <table:table-cell table:style-name="Table2.A2" office:value-type="string">
            <text:p text:style-name="P12"><text:change-start text:change-id="ct419164384"/>All others<text:change-end text:change-id="ct419164384"/></text:p>
          </table:table-cell>
          <table:table-cell table:style-name="Table2.B2" office:value-type="string">
            <text:p text:style-name="P12"><text:change-start text:change-id="ct427063120"/>Reserved. Shall be sent as 0 and ignored upon receipt.<text:change-end text:change-id="ct427063120"/></text:p>
          </table:table-cell>
        </table:table-row>
      </table:table>
      <text:p text:style-name="Standard"><text:change-start text:change-id="ct427512144"/></text:p>
      <text:p text:style-name="Standard"/>
      <text:p text:style-name="Standard"><text:change-end text:change-id="ct427512144"/><text:change text:change-id="ct40003771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0"><text:s/>1 Introduction (Informative)<text:tab/>1</text:p>
          <text:p text:style-name="P20"><text:s/>2 Intended Use (Informative)<text:tab/>1</text:p>
          <text:p text:style-name="P20"><text:s/>3 References and Context (Normative)<text:tab/>1</text:p>
          <text:p text:style-name="P20"><text:soft-page-break/><text:s/>4 Messages (Normative)<text:tab/>1</text:p>
          <text:p text:style-name="P14"><text:s/>4.1 Protocol Support Inquiry<text:tab/>1</text:p>
          <text:p text:style-name="P14"><text:s/>4.2 Protocol Support Reply<text:tab/>2</text:p>
          <text:p text:style-name="P20"><text:s/>5 Interactions (Normative)<text:tab/>2</text:p>
          <text:p text:style-name="P20"><text:s/>6 Protocol Identification Values (Normative)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821704864" text:id="ct82170486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822022768" text:id="ct82202276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  <text:changed-region xml:id="ct76413680" text:id="ct76413680">
            <text:insertion>
              <office:change-info>
                <dc:creator>Bob Jacobsen</dc:creator>
                <dc:date>2010-10-10T10:47:00</dc:date>
              </office:change-info>
            </text:insertion>
          </text:changed-region>
        </text:tracked-changes>
        <text:p text:style-name="MP1"><draw:custom-shape text:anchor-type="char" draw:z-index="3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821704864"/><text:change-start text:change-id="ct822022768"/>OpenLCB <text:change-end text:change-id="ct822022768"/><text:change-start text:change-id="ct76413680"/>Protocol Identification Protocol Standard<text:change-end text:change-id="ct76413680"/></text:p>
      </style:header>
      <style:footer>
        <text:tracked-changes>
          <text:changed-region xml:id="ct346091344" text:id="ct34609134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76508176" text:id="ct76508176">
            <text:insertion>
              <office:change-info>
                <dc:creator>Bob Jacobsen</dc:creator>
                <dc:date>2011-07-23T20:07:00</dc:date>
              </office:change-info>
            </text:insertion>
          </text:changed-region>
        </text:tracked-changes>
        <text:p text:style-name="MP4"><text:change text:change-id="ct346091344"/><text:change-start text:change-id="ct76508176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76508176"/><text:span text:style-name="MT3"><text:tab/>Page </text:span><text:span text:style-name="Page_20_Number"><text:span text:style-name="MT3"><text:page-number text:select-page="current">4</text:page-number></text:span></text:span><text:span text:style-name="Page_20_Number"><text:span text:style-name="MT3"> of </text:span></text:span><text:span text:style-name="Page_20_Number"><text:span text:style-name="MT3"><text:page-count style:num-format="1">4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2-05-27T01:14:41">5/27/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479693072" text:id="ct479693072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479690288" text:id="ct47969028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479690384" text:id="ct479690384">
            <text:insertion>
              <office:change-info>
                <dc:creator>Bob Jacobsen</dc:creator>
                <dc:date>2010-10-10T10:52:00</dc:date>
              </office:change-info>
            </text:insertion>
          </text:changed-region>
          <text:changed-region xml:id="ct479689760" text:id="ct479689760">
            <text:deletion>
              <office:change-info>
                <dc:creator>Bob Jacobsen</dc:creator>
                <dc:date>2010-10-10T10:46:00</dc:date>
              </office:change-info>
              <text:p text:style-name="MP7">(title)</text:p>
            </text:deletion>
          </text:changed-region>
          <text:changed-region xml:id="ct479690608" text:id="ct479690608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xml:id="ct479690736" text:id="ct47969073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479696160" text:id="ct479696160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xml:id="ct479694048" text:id="ct47969404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479689936" text:id="ct479689936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2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479693072"/><text:change-start text:change-id="ct479690288"/>OpenLCB <text:change-end text:change-id="ct479690288"/><text:change-start text:change-id="ct479690384"/>Standard<text:change-end text:change-id="ct47969038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479689760"/><text:change-start text:change-id="ct479690608"/>Protocol Identification Protocol<text:change-end text:change-id="ct479690608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479690736"/><text:change-start text:change-id="ct479696160"/><text:date style:data-style-name="N75" text:date-value="2012-05-27T01:14:41">May 27, 2012</text:date><text:change-end text:change-id="ct479696160"/></text:p>
            </table:table-cell>
            <table:table-cell table:style-name="Table1.C1" office:value-type="string">
              <text:p text:style-name="MP7"><text:change text:change-id="ct479694048"/><text:change-start text:change-id="ct479689936"/>Preliminary<text:change-end text:change-id="ct479689936"/></text:p>
            </table:table-cell>
          </table:table-row>
        </table:table>
        <text:p text:style-name="Header"/>
      </style:header>
      <style:footer>
        <text:tracked-changes>
          <text:changed-region xml:id="ct821841312" text:id="ct821841312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and A. Shepherd</text:span></text:p>
            </text:deletion>
          </text:changed-region>
          <text:changed-region xml:id="ct264928288" text:id="ct264928288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821992112" text:id="ct821992112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346103120" text:id="ct346103120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821917904" text:id="ct821917904">
            <text:deletion>
              <office:change-info>
                <dc:creator>Bob Jacobsen</dc:creator>
                <dc:date>2011-07-23T20:07:00</dc:date>
              </office:change-info>
              <text:p text:style-name="MP8"><text:span text:style-name="MT5">Copyright 20</text:span></text:p>
            </text:deletion>
          </text:changed-region>
          <text:changed-region xml:id="ct821673456" text:id="ct821673456">
            <text:insertion>
              <office:change-info>
                <dc:creator>Bob Jacobsen</dc:creator>
                <dc:date>2011-07-23T20:07:00</dc:date>
              </office:change-info>
            </text:insertion>
          </text:changed-region>
        </text:tracked-changes>
        <text:p text:style-name="MP8"><text:change text:change-id="ct821841312"/><text:change text:change-id="ct264928288"/><text:change text:change-id="ct821992112"/><text:change text:change-id="ct346103120"/><text:change text:change-id="ct821917904"/><text:change-start text:change-id="ct821673456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821673456"/><text:span text:style-name="MT5"><text:tab/></text:span><text:span text:style-name="MT6">Page </text:span><text:span text:style-name="Page_20_Number"><text:span text:style-name="MT6"><text:page-number text:select-page="current">4</text:page-number></text:span></text:span><text:span text:style-name="Page_20_Number"><text:span text:style-name="MT6"> of </text:span></text:span><text:span text:style-name="Page_20_Number"><text:span text:style-name="MT6"><text:page-count style:num-format="1">4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2-05-27T01:14:41">5/27/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Protocol Identification Protocol Standard</dc:title>
    <meta:initial-creator>Alex Shepherd</meta:initial-creator>
    <meta:creation-date>2009-01-22T07:11:27</meta:creation-date>
    <meta:editing-cycles>102</meta:editing-cycles>
    <meta:editing-duration>PT13H32M49S</meta:editing-duration>
    <meta:generator>OpenOffice.org/3.3$Unix OpenOffice.org_project/330m20$Build-9567</meta:generator>
    <dc:date>2012-05-27T01:14:41</dc:date>
    <dc:creator>Bob Jacobsen</dc:creator>
    <meta:keyword>OpenLCB Protocol Identification</meta:keyword>
    <meta:document-statistic meta:table-count="4" meta:image-count="1" meta:object-count="0" meta:page-count="4" meta:paragraph-count="114" meta:word-count="659" meta:character-count="4011"/>
    <meta:user-defined meta:name="Info 1"/>
    <meta:user-defined meta:name="Info 2"/>
    <meta:user-defined meta:name="Info 3"/>
    <meta:user-defined meta:name="Info 4"/>
  </office:meta>
</office:document-meta>
</file>